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2.418cm" fo:min-width="24.17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0.162cm" fo:min-width="12.95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10.498cm" fo:min-width="6.82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cm" fo:min-width="4.86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01cm" fo:min-width="4.86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01cm" fo:min-width="4.867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729fcf" draw:marker-start-width="0.359cm" draw:marker-end-width="0.359cm" draw:fill-color="#ffffff" draw:opacity="100%" draw:textarea-horizontal-align="justify" draw:textarea-vertical-align="middle" draw:auto-grow-height="false" fo:min-height="3.4cm" fo:min-width="4.867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 draw:opacity="100%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-color="#ffffff" draw:opacity="100%"/>
      <style:paragraph-properties fo:text-align="center" style:writing-mode="lr-tb"/>
      <style:text-properties fo:font-size="18pt" fo:font-weight="bold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162cm" svg:height="14.154cm" svg:x="1.016cm" svg:y="1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699cm" svg:height="11.656cm" svg:x="2.191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232cm" svg:height="11.656cm" svg:x="17.771cm" svg:y="2.474cm">
          <text:p text:style-name="P2">GbPh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81cm" svg:height="4.162cm" svg:x="10.127cm" svg:y="9.135cm">
          <text:p text:style-name="P2">Tera10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881cm" svg:height="4.163cm" svg:x="10.127cm" svg:y="3.584cm">
          <text:p text:style-name="P4"><text:span text:style-name="T1">Hardware</text:span></text:p>
          <text:p text:style-name="P4"><text:span text:style-name="T1">Control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879cm" svg:height="4.163cm" svg:x="3.074cm" svg:y="3.584cm">
          <text:p text:style-name="P2">Tera10</text:p>
          <text:p text:style-name="P2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5.879cm" svg:height="4.162cm" svg:x="3.074cm" svg:y="9.135cm">
          <text:p text:style-name="P2">LCD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291cm" svg:height="1.051cm" svg:x="4.544cm" svg:y="0.254cm">
          <draw:text-box>
            <text:p>KC705 Tera10</text:p>
          </draw:text-box>
        </draw:frame>
        <draw:frame draw:style-name="gr8" draw:text-style-name="P6" draw:layer="layout" svg:width="7.642cm" svg:height="1.051cm" svg:x="4.544cm" svg:y="1.642cm">
          <draw:text-box>
            <text:p>Command Processor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08-25T21:32:51.070000000</dc:date>
    <meta:editing-duration>PT7M13S</meta:editing-duration>
    <meta:editing-cycles>3</meta:editing-cycles>
    <meta:document-statistic meta:object-count="32"/>
  </office:meta>
</office:document-meta>
</file>